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3.48mm" svg:y="53.06mm">
            <draw:object draw:notify-on-update-of-ranges="Tabelle1.A1:Tabelle1.A1 Tabelle1.A2:Tabelle1.A11 Tabelle1.B1:Tabelle1.B1 Tabelle1.B2:Tabelle1.B11 Tabelle1.F2:Tabelle1.G11 Tabelle1.F2:Tabelle1.G11 Tabelle1.A1:Tabelle1.A1 Tabelle1.A2:Tabelle1.A11 Tabelle1.C1:Tabelle1.C1 Tabelle1.C2:Tabelle1.C11 Tabelle1.F2:Tabelle1.G11 Tabelle1.F2:Tabelle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ean1</text:p>
          </table:table-cell>
          <table:table-cell table:style-name="ce1" office:value-type="string" calcext:value-type="string">
            <text:p>mean2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D1</text:p>
          </table:table-cell>
          <table:table-cell table:style-name="ce1" office:value-type="string" calcext:value-type="string">
            <text:p>SD2</text:p>
          </table:table-cell>
          <table:table-cell table:style-name="ce1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6:47:51.451099130</meta:creation-date>
    <dc:date>2019-12-21T16:54:11.872559912</dc:date>
    <meta:editing-duration>PT6M22S</meta:editing-duration>
    <meta:editing-cycles>1</meta:editing-cycles>
    <meta:document-statistic meta:table-count="1" meta:cell-count="66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Tabelle1.F2:Tabelle1.G11" chart:error-lower-range="Tabelle1.F2:Tabelle1.G1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Tabelle1.F2:Tabelle1.G11" chart:error-lower-range="Tabelle1.F2:Tabelle1.G1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Tabelle1.F2:Tabelle1.G11" chart:error-lower-range="Tabelle1.F2:Tabelle1.G11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error-category="cell-range" chart:error-upper-range="Tabelle1.F2:Tabelle1.G11" chart:error-lower-range="Tabelle1.F2:Tabelle1.G11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3.952cm" style:legend-expansion="high" chart:style-name="ch2"/>
        <chart:plot-area chart:style-name="ch3" table:cell-range-address="Tabelle1.A1:Tabelle1.C11" chart:data-source-has-labels="row" svg:x="0.32cm" svg:y="0.18cm" svg:width="12.984cm" svg:height="8.64cm">
          <chartooo:coordinate-region svg:x="0.756cm" svg:y="0.379cm" svg:width="12.3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11" chart:label-cell-address="Tabelle1.B1:Tabelle1.B1" chart:class="chart:scatter">
            <chart:domain table:cell-range-address="Tabelle1.A2:Tabelle1.A11"/>
            <chart:error-indicator chart:style-name="ch7" chart:dimension="y"/>
            <chart:data-point chart:repeated="10"/>
          </chart:series>
          <chart:series chart:style-name="ch8" chart:values-cell-range-address="Tabelle1.C2:Tabelle1.C11" chart:label-cell-address="Tabelle1.C1:Tabelle1.C1" chart:class="chart:scatter">
            <chart:error-indicator chart:style-name="ch7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mean1</text:p>
                <draw:g>
                  <svg:desc>Tabelle1.B1:Tabelle1.B1</svg:desc>
                </draw:g>
              </table:table-cell>
              <table:table-cell office:value-type="string">
                <text:p>Spalte F Spalte G</text:p>
              </table:table-cell>
              <table:table-cell office:value-type="string">
                <text:p>Spalte F Spalte G</text:p>
              </table:table-cell>
              <table:table-cell office:value-type="string">
                <text:p>mean2</text:p>
                <draw:g>
                  <svg:desc>Tabelle1.C1:Tabelle1.C1</svg:desc>
                </draw:g>
              </table:table-cell>
              <table:table-cell office:value-type="string">
                <text:p>Spalte F Spalte G</text:p>
              </table:table-cell>
              <table:table-cell office:value-type="string">
                <text:p>Spalte F 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11</svg:desc>
                </draw:g>
              </table:table-cell>
              <table:table-cell office:value-type="float" office:value="1">
                <text:p>1</text:p>
                <draw:g>
                  <svg:desc>Tabelle1.B2:Tabelle1.B11</svg:desc>
                </draw:g>
              </table:table-cell>
              <table:table-cell office:value-type="float" office:value="0.1">
                <text:p>0.1</text:p>
                <draw:g>
                  <svg:desc>Tabelle1.F2:Tabelle1.G11</svg:desc>
                </draw:g>
              </table:table-cell>
              <table:table-cell office:value-type="float" office:value="0.1">
                <text:p>0.1</text:p>
                <draw:g>
                  <svg:desc>Tabelle1.F2:Tabelle1.G11</svg:desc>
                </draw:g>
              </table:table-cell>
              <table:table-cell office:value-type="float" office:value="5">
                <text:p>5</text:p>
                <draw:g>
                  <svg:desc>Tabelle1.C2:Tabelle1.C11</svg:desc>
                </draw:g>
              </table:table-cell>
              <table:table-cell office:value-type="float" office:value="0.1">
                <text:p>0.1</text:p>
                <draw:g>
                  <svg:desc>Tabelle1.F2:Tabelle1.G11</svg:desc>
                </draw:g>
              </table:table-cell>
              <table:table-cell office:value-type="float" office:value="0.1">
                <text:p>0.1</text:p>
                <draw:g>
                  <svg:desc>Tabelle1.F2:Tabelle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